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5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8035in" fo:break-before="auto" style:use-optimal-row-height="fals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5e9b" style:text-align-source="fix" style:repeat-content="false" fo:border="0.99pt solid #000000" style:vertical-align="middle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2" style:family="table-cell" style:parent-style-name="Default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4" style:family="table-cell" style:parent-style-name="Default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letter-kerning="true" fo:language="pt" fo:country="BR" style:language-asian="hi" style:country-asian="IN" style:font-name-asian="Lohit Devanagari" style:font-size-asian="12pt" style:font-size-complex="12pt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Check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<text:a xlink:href="https://www.w3schools.com/js/js_intro.asp%22%20%5Ct%20%22_top" xlink:type="simple">JS Introduction</text:a></text:span><text:span text:style-name="T1"> </text:span></text:p>
          </table:table-cell>
          <table:table-cell table:style-name="ce5" office:value-type="string" calcext:value-type="string">
            <text:p>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w3schools.com/js/js_whereto.asp%22%20%5Ct%20%22_top" xlink:type="simple">JS Where To</text:a> </text:p>
          </table:table-cell>
          <table:table-cell table:style-name="ce5" office:value-type="string" calcext:value-type="string">
            <text:p>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w3schools.com/js/js_output.asp%22%20%5Ct%20%22_top" xlink:type="simple">JS Output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tatements.asp%22%20%5Ct%20%22_top" xlink:type="simple">JS Statement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yntax.asp%22%20%5Ct%20%22_top" xlink:type="simple">JS Syntax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comments.asp%22%20%5Ct%20%22_top" xlink:type="simple">JS Comments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variables.asp%22%20%5Ct%20%22_top" xlink:type="simple">JS Variabl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let.asp%22%20%5Ct%20%22_top" xlink:type="simple">JS Let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const.asp%22%20%5Ct%20%22_top" xlink:type="simple">JS Const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perators.asp%22%20%5Ct%20%22_top" xlink:type="simple">JS Operators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arithmetic.asp%22%20%5Ct%20%22_top" xlink:type="simple">JS Arithmetic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assignment.asp%22%20%5Ct%20%22_top" xlink:type="simple">JS Assignment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atatypes.asp%22%20%5Ct%20%22_top" xlink:type="simple">JS Data Typ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s.asp%22%20%5Ct%20%22_top" xlink:type="simple">JS Funct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s.asp%22%20%5Ct%20%22_top" xlink:type="simple">JS Object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events.asp%22%20%5Ct%20%22_top" xlink:type="simple">JS Event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trings.asp%22%20%5Ct%20%22_top" xlink:type="simple">JS String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tring_methods.asp%22%20%5Ct%20%22_top" xlink:type="simple">JS String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tring_search.asp%22%20%5Ct%20%22_top" xlink:type="simple">JS String Search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tring_templates.asp%22%20%5Ct%20%22_top" xlink:type="simple">JS String Templat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numbers.asp%22%20%5Ct%20%22_top" xlink:type="simple">JS Number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number_methods.asp%22%20%5Ct%20%22_top" xlink:type="simple">JS Number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arrays.asp%22%20%5Ct%20%22_top" xlink:type="simple">JS Arrays</text:a></text:p>
          </table:table-cell>
          <table:table-cell table:style-name="ce5" office:value-type="string" calcext:value-type="string">
            <text:p>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w3schools.com/js/js_array_methods.asp%22%20%5Ct%20%22_top" xlink:type="simple">JS Array Methods</text:a> </text:p>
          </table:table-cell>
          <table:table-cell table:style-name="ce5" office:value-type="string" calcext:value-type="string">
            <text:p>✓</text:p>
          </table:table-cell>
          <table:table-cell office:value-type="string" calcext:value-type="string">
            <text:p>pop, push, shift, unshift, concat, splice, slice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w3schools.com/js/js_array_sort.asp%22%20%5Ct%20%22_top" xlink:type="simple">JS Array Sort</text:a> </text:p>
          </table:table-cell>
          <table:table-cell table:style-name="ce10" office:value-type="string" calcext:value-type="string">
            <text:p>✓</text:p>
          </table:table-cell>
          <table:table-cell table:style-name="ce11" office:value-type="string" calcext:value-type="string">
            <text:p>sort (Sorts alphabetically, sort values as strings), reverse, function(a, b){return a – b} / If the result is negative a is sorted before b. / If the result is positive b is sorted before a. / If the result is 0 no changes are done with the sort order of the two values. / Math.min.apply(null, array) / Math.max.apply(null, array)</text:p>
          </table:table-cell>
        </table:table-row>
        <table:table-row table:style-name="ro3">
          <table:table-cell/>
          <table:table-cell office:value-type="string" calcext:value-type="string">
            <text:p><text:a xlink:href="https://www.w3schools.com/js/js_array_iteration.asp%22%20%5Ct%20%22_top" xlink:type="simple">JS Array Iteration</text:a> </text:p>
          </table:table-cell>
          <table:table-cell table:style-name="ce10" office:value-type="string" calcext:value-type="string">
            <text:p>✓</text:p>
          </table:table-cell>
          <table:table-cell table:style-name="ce12" office:value-type="string" calcext:value-type="string">
            <text:p>forEach(myFunction) / map(myFunction) / filter(myFunction) / reduce(func) / reduceRight(funct) / every(myFunction) / some(myFunction) / includes(asdf)</text:p>
            <text:p/>
            <text:p>function myFunction(value, index, array) {</text:p>
            <text:p>  txt += value + "&lt;br&gt;";</text:p>
            <text:p>}</text:p>
            <text:p>function func(total, value, index, array) {</text:p>
            <text:p>  return total + value;</text:p>
            <text:p>} </text:p>
          </table:table-cell>
        </table:table-row>
        <table:table-row table:style-name="ro4">
          <table:table-cell/>
          <table:table-cell office:value-type="string" calcext:value-type="string">
            <text:p><text:a xlink:href="https://www.w3schools.com/js/js_array_const.asp%22%20%5Ct%20%22_top" xlink:type="simple">JS Array Const</text:a> </text:p>
          </table:table-cell>
          <table:table-cell table:style-name="ce10" office:value-type="string" calcext:value-type="string">
            <text:p>✓</text:p>
          </table:table-cell>
          <table:table-cell table:style-name="ce12" office:value-type="string" calcext:value-type="string">
            <text:p>in 2015, JavaScript introduced an important new keyword: const.</text:p>
            <text:p><text:span text:style-name="T2">It has become a common practice to declare arrays using const</text:span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dates.asp%22%20%5Ct%20%22_top" xlink:type="simple">JS Dat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ate_formats.asp%22%20%5Ct%20%22_top" xlink:type="simple">JS Date Format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ate_methods.asp%22%20%5Ct%20%22_top" xlink:type="simple">JS Date Get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ate_methods_set.asp%22%20%5Ct%20%22_top" xlink:type="simple">JS Date Set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math.asp%22%20%5Ct%20%22_top" xlink:type="simple">JS Math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random.asp%22%20%5Ct%20%22_top" xlink:type="simple">JS Random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booleans.asp%22%20%5Ct%20%22_top" xlink:type="simple">JS Boolea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comparisons.asp%22%20%5Ct%20%22_top" xlink:type="simple">JS Comparisons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if_else.asp%22%20%5Ct%20%22_top" xlink:type="simple">JS Condit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witch.asp%22%20%5Ct%20%22_top" xlink:type="simple">JS Switch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loop_for.asp%22%20%5Ct%20%22_top" xlink:type="simple">JS Loop For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loop_forin.asp%22%20%5Ct%20%22_top" xlink:type="simple">JS Loop For I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loop_forof.asp%22%20%5Ct%20%22_top" xlink:type="simple">JS Loop For Of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loop_while.asp%22%20%5Ct%20%22_top" xlink:type="simple">JS Loop Whil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break.asp%22%20%5Ct%20%22_top" xlink:type="simple">JS Break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iterables.asp%22%20%5Ct%20%22_top" xlink:type="simple">JS Iterabl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sets.asp%22%20%5Ct%20%22_top" xlink:type="simple">JS Sets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maps.asp%22%20%5Ct%20%22_top" xlink:type="simple">JS Map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typeof.asp%22%20%5Ct%20%22_top" xlink:type="simple">JS Typeof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type_conversion.asp%22%20%5Ct%20%22_top" xlink:type="simple">JS Type Conversio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bitwise.asp%22%20%5Ct%20%22_top" xlink:type="simple">JS Bitwis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 <text:a xlink:href="https://www.w3schools.com/js/js_regexp.asp%22%20%5Ct%20%22_top" xlink:type="simple">JS RegExp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errors.asp%22%20%5Ct%20%22_top" xlink:type="simple">JS Errors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 <text:a xlink:href="https://www.w3schools.com/js/js_scope.asp%22%20%5Ct%20%22_top" xlink:type="simple">JS Scop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hoisting.asp%22%20%5Ct%20%22_top" xlink:type="simple">JS Hoisting</text:a> </text:p>
          </table:table-cell>
          <table:table-cell table:style-name="ce5" office:value-type="string" calcext:value-type="string">
            <text:p>✓</text:p>
          </table:table-cell>
          <table:table-cell office:value-type="string" calcext:value-type="string">
            <text:p>Declarations go to to the top of scope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strict.asp%22%20%5Ct%20%22_top" xlink:type="simple">JS Strict Mod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this.asp%22%20%5Ct%20%22_top" xlink:type="simple">JS this Keyword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arrow_function.asp%22%20%5Ct%20%22_top" xlink:type="simple">JS Arrow Functio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classes.asp%22%20%5Ct%20%22_top" xlink:type="simple">JS Class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modules.asp%22%20%5Ct%20%22_top" xlink:type="simple">JS Modul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json.asp%22%20%5Ct%20%22_top" xlink:type="simple">JS JSO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debugging.asp%22%20%5Ct%20%22_top" xlink:type="simple">JS Debugging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conventions.asp%22%20%5Ct%20%22_top" xlink:type="simple">JS Style Guid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best_practices.asp%22%20%5Ct%20%22_top" xlink:type="simple">JS Best Practic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mistakes.asp%22%20%5Ct%20%22_top" xlink:type="simple">JS Mistak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performance.asp%22%20%5Ct%20%22_top" xlink:type="simple">JS Performanc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reserved.asp%22%20%5Ct%20%22_top" xlink:type="simple">JS Reserved Word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www.w3schools.com/js/js_versions.asp%22%20%5Ct%20%22_top" xlink:type="simple">JS Vers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es5.asp%22%20%5Ct%20%22_top" xlink:type="simple">JS 2009 (ES5)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es6.asp%22%20%5Ct%20%22_top" xlink:type="simple">JS 2015 (ES6)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2016.asp%22%20%5Ct%20%22_top" xlink:type="simple">JS 2016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2017.asp%22%20%5Ct%20%22_top" xlink:type="simple">JS 2017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2018.asp%22%20%5Ct%20%22_top" xlink:type="simple">JS 2018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ie_edge.asp%22%20%5Ct%20%22_top" xlink:type="simple">JS IE / Edge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history.asp%22%20%5Ct%20%22_top" xlink:type="simple">JS History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www.w3schools.com/js/js_object_definition.asp%22%20%5Ct%20%22_top" xlink:type="simple">Object Definit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properties.asp%22%20%5Ct%20%22_top" xlink:type="simple">Object Properti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methods.asp%22%20%5Ct%20%22_top" xlink:type="simple">Object Method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display.asp%22%20%5Ct%20%22_top" xlink:type="simple">Object Display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accessors.asp%22%20%5Ct%20%22_top" xlink:type="simple">Object Accessor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constructors.asp%22%20%5Ct%20%22_top" xlink:type="simple">Object Constructor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prototypes.asp%22%20%5Ct%20%22_top" xlink:type="simple">Object Prototyp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iterables.asp%22%20%5Ct%20%22_top" xlink:type="simple">Object Iterable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sets.asp%22%20%5Ct%20%22_top" xlink:type="simple">Object Set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maps.asp%22%20%5Ct%20%22_top" xlink:type="simple">Object Map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object_es5.asp%22%20%5Ct%20%22_top" xlink:type="simple">Object Referenc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www.w3schools.com/js/js_function_definition.asp%22%20%5Ct%20%22_top" xlink:type="simple">Function 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definition.asp%22%20%5Ct%20%22_top" xlink:type="simple">Definition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parameters.asp%22%20%5Ct%20%22_top" xlink:type="simple">Function Parameters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invocation.asp%22%20%5Ct%20%22_top" xlink:type="simple">Function Invocation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call.asp%22%20%5Ct%20%22_top" xlink:type="simple">Function Call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apply.asp%22%20%5Ct%20%22_top" xlink:type="simple">Function Apply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bind.asp%22%20%5Ct%20%22_top" xlink:type="simple">Function Bind</text:a>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w3schools.com/js/js_function_closures.asp%22%20%5Ct%20%22_top" xlink:type="simple">Function Closur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www.w3schools.com/js/js_class_intro.asp%22%20%5Ct%20%22_top" xlink:type="simple">Class Intro</text:a> </text:p>
          </table:table-cell>
          <table:table-cell table:style-name="ce5" office:value-type="string" calcext:value-type="string">
            <text:p>✓</text:p>
          </table:table-cell>
          <table:table-cell office:value-type="string" calcext:value-type="string">
            <text:p>constructor() is always needed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class_inheritance.asp%22%20%5Ct%20%22_top" xlink:type="simple">Class Inheritance</text:a> </text:p>
          </table:table-cell>
          <table:table-cell table:style-name="ce5" office:value-type="string" calcext:value-type="string">
            <text:p>✓</text:p>
          </table:table-cell>
          <table:table-cell office:value-type="string" calcext:value-type="string">
            <text:p>get name() / set name() this._name;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w3schools.com/js/js_class_static.asp%22%20%5Ct%20%22_top" xlink:type="simple">Class Static</text:a></text:p>
          </table:table-cell>
          <table:table-cell table:style-name="ce5" office:value-type="string" calcext:value-type="string">
            <text:p>✓</text:p>
          </table:table-cell>
          <table:table-cell office:value-type="string" calcext:value-type="string">
            <text:p>belongs to the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8:00:31.052475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7T00:12:50.651050868</meta:creation-date>
    <dc:date>2022-03-19T19:09:32.963824742</dc:date>
    <meta:editing-duration>PT15M15S</meta:editing-duration>
    <meta:editing-cycles>2</meta:editing-cycles>
    <meta:generator>LibreOffice/7.0.1.2$MacOSX_X86_64 LibreOffice_project/7cbcfc562f6eb6708b5ff7d7397325de9e764452</meta:generator>
    <meta:document-statistic meta:table-count="1" meta:cell-count="115" meta:object-count="0"/>
  </office:meta>
</office:document-meta>
</file>